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3.6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bf00" draw:textarea-vertical-align="middle" draw:auto-grow-height="false" fo:min-height="0.1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4.75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135cm"/>
    </style:style>
    <style:style style:name="gr6" style:family="graphic" style:parent-style-name="standard" style:list-style-name="L1">
      <style:graphic-properties draw:fill-color="#cccccc" draw:opacity="100%" draw:textarea-horizontal-align="justify" draw:textarea-vertical-align="middle" draw:auto-grow-height="false" fo:min-height="1.808cm" fo:min-width="2.441cm" fo:wrap-option="wrap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515cm" fo:min-width="2.441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loext:graphic-properties draw:fill-color="#cccccc" draw: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0pt" style:font-size-asian="10pt" style:font-size-complex="10pt"/>
    </style:style>
    <style:style style:name="P6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.27cm" svg:x="2.2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7.032cm" svg:x2="3.342cm" svg:y2="8.937cm">
          <text:p/>
        </draw:line>
        <draw:line draw:style-name="gr2" draw:text-style-name="P2" draw:layer="layout" svg:x1="4.612cm" svg:y1="7.032cm" svg:x2="4.612cm" svg:y2="8.937cm">
          <text:p/>
        </draw:line>
        <draw:line draw:style-name="gr2" draw:text-style-name="P2" draw:layer="layout" svg:x1="7.152cm" svg:y1="7.032cm" svg:x2="7.152cm" svg:y2="8.937cm">
          <text:p/>
        </draw:line>
        <draw:line draw:style-name="gr2" draw:text-style-name="P2" draw:layer="layout" svg:x1="5.894cm" svg:y1="7.142cm" svg:x2="5.894cm" svg:y2="9.047cm">
          <text:p/>
        </draw:line>
        <draw:line draw:style-name="gr2" draw:text-style-name="P2" draw:layer="layout" svg:x1="8.422cm" svg:y1="7.032cm" svg:x2="8.422cm" svg:y2="8.937cm">
          <text:p/>
        </draw:line>
        <draw:line draw:style-name="gr2" draw:text-style-name="P2" draw:layer="layout" svg:x1="9.692cm" svg:y1="7.032cm" svg:x2="9.692cm" svg:y2="8.937cm">
          <text:p/>
        </draw:line>
        <draw:line draw:style-name="gr2" draw:text-style-name="P2" draw:layer="layout" svg:x1="12.232cm" svg:y1="7.032cm" svg:x2="12.232cm" svg:y2="8.937cm">
          <text:p/>
        </draw:line>
        <draw:line draw:style-name="gr2" draw:text-style-name="P2" draw:layer="layout" svg:x1="10.974cm" svg:y1="7.142cm" svg:x2="10.974cm" svg:y2="9.047cm">
          <text:p/>
        </draw:line>
        <draw:line draw:style-name="gr2" draw:text-style-name="P2" draw:layer="layout" svg:x1="13.502cm" svg:y1="7.032cm" svg:x2="13.502cm" svg:y2="8.937cm">
          <text:p/>
        </draw:line>
        <draw:line draw:style-name="gr2" draw:text-style-name="P2" draw:layer="layout" svg:x1="14.772cm" svg:y1="7.032cm" svg:x2="14.772cm" svg:y2="8.937cm">
          <text:p/>
        </draw:line>
        <draw:line draw:style-name="gr2" draw:text-style-name="P2" draw:layer="layout" svg:x1="17.312cm" svg:y1="7.032cm" svg:x2="17.312cm" svg:y2="8.937cm">
          <text:p/>
        </draw:line>
        <draw:line draw:style-name="gr2" draw:text-style-name="P2" draw:layer="layout" svg:x1="16.054cm" svg:y1="7.142cm" svg:x2="16.054cm" svg:y2="9.047cm">
          <text:p/>
        </draw:line>
        <draw:line draw:style-name="gr2" draw:text-style-name="P2" draw:layer="layout" svg:x1="18.582cm" svg:y1="7.032cm" svg:x2="18.582cm" svg:y2="8.937cm">
          <text:p/>
        </draw:line>
        <draw:line draw:style-name="gr2" draw:text-style-name="P2" draw:layer="layout" svg:x1="19.852cm" svg:y1="7.032cm" svg:x2="19.852cm" svg:y2="8.937cm">
          <text:p/>
        </draw:line>
        <draw:line draw:style-name="gr2" draw:text-style-name="P2" draw:layer="layout" svg:x1="22.392cm" svg:y1="7.032cm" svg:x2="22.392cm" svg:y2="8.937cm">
          <text:p/>
        </draw:line>
        <draw:line draw:style-name="gr2" draw:text-style-name="P2" draw:layer="layout" svg:x1="21.134cm" svg:y1="7.142cm" svg:x2="21.134cm" svg:y2="9.047cm">
          <text:p/>
        </draw:line>
        <draw:custom-shape draw:style-name="gr3" draw:text-style-name="P3" draw:layer="layout" svg:width="0.635cm" svg:height="0.635cm" svg:x="7.46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92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19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9.05cm" svg:height="0.635cm" svg:x="3.342cm" svg:y="6.08cm">
          <svg:title>X size</svg:title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635cm" svg:height="0.635cm" svg:x="8.73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2.54cm" svg:x="13.7cm" svg:y="8.937cm">
          <text:p/>
          <draw:enhanced-geometry svg:viewBox="0 0 21600 21600" draw:text-areas="?f0 ?f7 ?f2 21600" draw:mirror-horizontal="false" draw:mirror-vertical="false" draw:type="up-arrow" draw:modifiers="10541.5617128463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3.175cm" svg:height="2.222cm" svg:x="16.24cm" svg:y="9.255cm">
          <text:p text:style-name="P4"><text:span text:style-name="T1">P, Positie waar genoeg space is voor schip lengte L</text:span></text:p>
          <draw:enhanced-geometry svg:viewBox="0 0 21600 21600" draw:text-areas="800 800 20800 20800" draw:type="round-rectangular-callout" draw:modifiers="-12921.9143576826 4071.25506072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175cm" svg:height="1.905cm" svg:x="17.51cm" svg:y="2.905cm">
          <text:p text:style-name="P1"><text:span text:style-name="T1">X Size Board</text:span></text:p>
          <draw:enhanced-geometry svg:viewBox="0 0 21600 21600" draw:text-areas="800 800 20800 20800" draw:type="round-rectangular-callout" draw:modifiers="-2040.30226700252 39981.5320041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4.13cm" svg:height="1.2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13cm" svg:height="1.27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13cm" svg:height="1.27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13cm" svg:height="1.27cm" svg:x="2.27cm" svg:y="7.35cm">
          <text:p/>
          <draw:enhanced-geometry svg:viewBox="0 0 21600 21600" draw:type="rectangle" draw:enhanced-path="M 0 0 L 21600 0 21600 21600 0 21600 0 0 Z N"/>
        </draw:custom-shape>
        <officeooo:annotation svg:x="0cm" svg:y="0cm">
          <dc:date>2022-08-06T19:27:05</dc:date>
          <text:p/>
        </officeooo:annotati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19:08:36.859000000</meta:creation-date>
    <dc:date>2022-08-06T20:37:54.802000000</dc:date>
    <meta:editing-duration>PT48M4S</meta:editing-duration>
    <meta:editing-cycles>3</meta:editing-cycles>
    <meta:generator>LibreOffice/7.2.6.2$Windows_X86_64 LibreOffice_project/b0ec3a565991f7569a5a7f5d24fed7f52653d754</meta:generator>
    <meta:document-statistic meta:object-count="29"/>
  </office:meta>
</office:document-meta>
</file>